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宋体" svg:font-family="宋体, SimSun" style:font-pitch="variable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indent="0.767cm" style:auto-text-indent="false"/>
      <style:text-properties style:font-name="宋体" style:font-name-complex="宋体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AN Report</text:h>
      <text:p text:style-name="Text_20_body">题目大意</text:p>
      <text:p text:style-name="P1">这个问题要求计算出贷款者向银行支付的利率。假设利率按月累计。输入三个正整数表示贷款原值、每月支付金额、还清贷款所需的总月数。</text:p>
      <text:p text:style-name="P1"/>
      <text:p text:style-name="Text_20_body">算法分析</text:p>
      <text:p text:style-name="Text_20_body"><text:tab/>首先要弄清楚月利率是如何计算的。假设还款金额为rest，每月支付金额为c，月利率为P，还清需要M个月。这个月的利息显然是rest*P，那么到了下一个月要还的金额就是rest*(1+P)-c，那么经过M个月，rest应该恰好为0。不难看出P和过M个月之后的rest值呈正比例关系，所以可以二分P。</text:p>
      <text:p text:style-name="Text_20_body">参考代码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loan</text:p>
            <text:p text:style-name="Table_20_Contents"><text:s text:c="2"/>gestapolur</text:p>
            <text:p text:style-name="Table_20_Contents"><text:s text:c="2"/>2012-05-26</text:p>
            <text:p text:style-name="Table_20_Contents">*/</text:p>
            <text:p text:style-name="Table_20_Contents">#include&lt;iostream&gt;</text:p>
            <text:p text:style-name="Table_20_Contents">#include&lt;cstdlib&gt;</text:p>
            <text:p text:style-name="Table_20_Contents">#include&lt;cstdio&gt;</text:p>
            <text:p text:style-name="Table_20_Contents">#include&lt;cmath&gt;</text:p>
            <text:p text:style-name="Table_20_Contents">#define ZERO 0.0000001</text:p>
            <text:p text:style-name="Table_20_Contents">using namespace std;</text:p>
            <text:p text:style-name="Table_20_Contents"/>
            <text:p text:style-name="Table_20_Contents">double p , c;</text:p>
            <text:p text:style-name="Table_20_Contents">int m;</text:p>
            <text:p text:style-name="Table_20_Contents">double mid , rst;</text:p>
            <text:p text:style-name="Table_20_Contents"/>
            <text:p text:style-name="Table_20_Contents">void cal( double rest , int mon )</text:p>
            <text:p text:style-name="Table_20_Contents">{</text:p>
            <text:p text:style-name="Table_20_Contents"><text:s text:c="2"/>if( mon == m )</text:p>
            <text:p text:style-name="Table_20_Contents"><text:s text:c="4"/>{</text:p>
            <text:p text:style-name="Table_20_Contents"><text:s text:c="6"/>rst = rest;</text:p>
            <text:p text:style-name="Table_20_Contents"><text:s text:c="6"/>return ;</text:p>
            <text:p text:style-name="Table_20_Contents"><text:s text:c="4"/>}</text:p>
            <text:p text:style-name="Table_20_Contents"><text:s text:c="2"/>else</text:p>
            <text:p text:style-name="Table_20_Contents"><text:s text:c="4"/>cal( rest * ( 1 + mid ) - c , mon + 1 );</text:p>
            <text:p text:style-name="Table_20_Contents">}</text:p>
            <text:p text:style-name="Table_20_Contents"/>
            <text:p text:style-name="Table_20_Contents">void init()</text:p>
            <text:p text:style-name="Table_20_Contents">{</text:p>
            <text:p text:style-name="Table_20_Contents"><text:s text:c="2"/>cin&gt;&gt;p&gt;&gt;c&gt;&gt;m;</text:p>
            <text:p text:style-name="Table_20_Contents"><text:s text:c="2"/>return ;</text:p>
            <text:p text:style-name="Table_20_Contents"><text:soft-page-break/>}</text:p>
            <text:p text:style-name="Table_20_Contents"/>
            <text:p text:style-name="Table_20_Contents">void work()</text:p>
            <text:p text:style-name="Table_20_Contents">{</text:p>
            <text:p text:style-name="Table_20_Contents"><text:s text:c="2"/>cout.setf(ios::showpoint|ios::fixed);</text:p>
            <text:p text:style-name="Table_20_Contents"><text:s text:c="2"/>cout.precision( 1 );</text:p>
            <text:p text:style-name="Table_20_Contents"><text:s text:c="2"/>double l , r;</text:p>
            <text:p text:style-name="Table_20_Contents"><text:s text:c="2"/></text:p>
            <text:p text:style-name="Table_20_Contents"><text:s text:c="2"/>l = 0.0000; r = c * m / p;</text:p>
            <text:p text:style-name="Table_20_Contents"/>
            <text:p text:style-name="Table_20_Contents"><text:s text:c="2"/>while( fabs( r - l ) &gt; ZERO )</text:p>
            <text:p text:style-name="Table_20_Contents"><text:s text:c="4"/>{</text:p>
            <text:p text:style-name="Table_20_Contents"><text:s text:c="6"/>mid = ( l + r ) / 2;</text:p>
            <text:p text:style-name="Table_20_Contents"><text:s text:c="6"/>cal( p , 0 );</text:p>
            <text:p text:style-name="Table_20_Contents"><text:s text:c="6"/>if( rst &gt; ZERO ) r = mid;</text:p>
            <text:p text:style-name="Table_20_Contents"><text:s text:c="6"/>else if(rst &lt; ZERO ) l = mid + 0.00001;</text:p>
            <text:p text:style-name="Table_20_Contents"><text:s text:c="6"/>else break;</text:p>
            <text:p text:style-name="Table_20_Contents"><text:s text:c="4"/>}</text:p>
            <text:p text:style-name="Table_20_Contents"><text:s text:c="2"/>if( int( mid * 10000 ) - int ( int( mid * 1000 ) * 10 ) &gt;= 5 )//答案需要四舍五入</text:p>
            <text:p text:style-name="Table_20_Contents"><text:s text:c="4"/>cout&lt;&lt;mid*100+0.1&lt;&lt;"\n";</text:p>
            <text:p text:style-name="Table_20_Contents"><text:s text:c="2"/>else</text:p>
            <text:p text:style-name="Table_20_Contents"><text:s text:c="4"/>cout&lt;&lt;mid*100&lt;&lt;"\n";</text:p>
            <text:p text:style-name="Table_20_Contents"/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init();</text:p>
            <text:p text:style-name="Table_20_Contents"><text:s text:c="2"/></text:p>
            <text:p text:style-name="Table_20_Contents"><text:s text:c="2"/>work();</text:p>
            <text:p text:style-name="Table_20_Contents"><text:s text:c="2"/>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宋体" svg:font-family="宋体, SimSun" style:font-pitch="variable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stapolur </meta:initial-creator>
    <meta:creation-date>2012-05-26T15:55:03</meta:creation-date>
    <dc:date>2012-05-26T16:33:37</dc:date>
    <dc:creator>gestapolur </dc:creator>
    <meta:editing-duration>PT38M35S</meta:editing-duration>
    <meta:editing-cycles>9</meta:editing-cycles>
    <meta:generator>LibreOffice/3.4$Linux LibreOffice_project/340m1$Build-402</meta:generator>
    <meta:document-statistic meta:table-count="1" meta:image-count="0" meta:object-count="0" meta:page-count="2" meta:paragraph-count="64" meta:word-count="221" meta:character-count="1076" meta:non-whitespace-character-count="870"/>
  </office:meta>
</office:document-meta>
</file>